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0.278in"/>
    </style:style>
    <style:style style:name="ro1" style:family="table-row">
      <style:table-row-properties style:row-height="0.072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6165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" style:family="table-cell" style:parent-style-name="Default" style:data-style-name="N125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25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name-complex="Calibri" style:font-size-complex="9pt" style:font-style-complex="italic" style:font-weight-complex="bold"/>
    </style:style>
    <style:style style:name="ce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Default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90" style:rotation-align="bottom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71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59" table:default-cell-style-name="Default"/>
        <table:table-column table:style-name="co3" table:default-cell-style-name="ce1"/>
        <table:table-column table:style-name="co1" table:number-columns-repeated="16322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Opiate</text:p>
          </table:table-cell>
          <table:covered-table-cell table:number-columns-repeated="5" table:style-name="ce5"/>
          <table:table-cell table:style-name="ce5" office:value-type="string" calcext:value-type="string" table:number-columns-spanned="10" table:number-rows-spanned="1">
            <text:p>Undertow</text:p>
          </table:table-cell>
          <table:covered-table-cell table:number-columns-repeated="9" table:style-name="ce5"/>
          <table:table-cell table:style-name="ce5" office:value-type="string" calcext:value-type="string" table:number-columns-spanned="9" table:number-rows-spanned="1">
            <text:p>Ænema</text:p>
          </table:table-cell>
          <table:covered-table-cell table:number-columns-repeated="8" table:style-name="ce5"/>
          <table:table-cell table:style-name="ce5" office:value-type="string" calcext:value-type="string" table:number-columns-spanned="4" table:number-rows-spanned="1">
            <text:p>Salival </text:p>
          </table:table-cell>
          <table:covered-table-cell table:number-columns-repeated="3" table:style-name="ce5"/>
          <table:table-cell table:style-name="ce5" office:value-type="string" calcext:value-type="string" table:number-columns-spanned="10" table:number-rows-spanned="1">
            <text:p>Lateralus</text:p>
          </table:table-cell>
          <table:covered-table-cell table:number-columns-repeated="9" table:style-name="ce5"/>
          <table:table-cell table:style-name="ce5" office:value-type="string" calcext:value-type="string" table:number-columns-spanned="9" table:number-rows-spanned="1">
            <text:p>10,000 Days</text:p>
          </table:table-cell>
          <table:covered-table-cell table:number-columns-repeated="8" table:style-name="ce5"/>
          <table:table-cell table:style-name="ce5" office:value-type="string" calcext:value-type="string" table:number-columns-spanned="7" table:number-rows-spanned="1">
            <text:p>Fear Inoculum</text:p>
          </table:table-cell>
          <table:covered-table-cell table:number-columns-repeated="6" table:style-name="ce5"/>
          <table:table-cell table:number-columns-repeated="16327"/>
        </table:table-row>
        <table:table-row table:style-name="ro3">
          <table:table-cell/>
          <table:table-cell table:style-name="ce2" office:value-type="string" calcext:value-type="string">
            <text:p>Date of Concert</text:p>
          </table:table-cell>
          <table:table-cell table:style-name="ce6" office:value-type="string" calcext:value-type="string">
            <text:p>Sweat</text:p>
          </table:table-cell>
          <table:table-cell table:style-name="ce11" office:value-type="string" calcext:value-type="string">
            <text:p>Hush</text:p>
          </table:table-cell>
          <table:table-cell table:style-name="ce11" office:value-type="string" calcext:value-type="string">
            <text:p>Part of Me</text:p>
          </table:table-cell>
          <table:table-cell table:style-name="ce11" office:value-type="string" calcext:value-type="string">
            <text:p>Cold &amp; Ugly</text:p>
          </table:table-cell>
          <table:table-cell table:style-name="ce11" office:value-type="string" calcext:value-type="string">
            <text:p>Jerk Off</text:p>
          </table:table-cell>
          <table:table-cell table:style-name="ce13" office:value-type="string" calcext:value-type="string">
            <text:p>Opiate</text:p>
          </table:table-cell>
          <table:table-cell table:style-name="ce6" office:value-type="string" calcext:value-type="string">
            <text:p>Intolerance</text:p>
          </table:table-cell>
          <table:table-cell table:style-name="ce11" office:value-type="string" calcext:value-type="string">
            <text:p>Prison Sex</text:p>
          </table:table-cell>
          <table:table-cell table:style-name="ce11" office:value-type="string" calcext:value-type="string">
            <text:p>Sober</text:p>
          </table:table-cell>
          <table:table-cell table:style-name="ce11" office:value-type="string" calcext:value-type="string">
            <text:p>Bottom</text:p>
          </table:table-cell>
          <table:table-cell table:style-name="ce11" office:value-type="string" calcext:value-type="string">
            <text:p>Crawl Away</text:p>
          </table:table-cell>
          <table:table-cell table:style-name="ce11" office:value-type="string" calcext:value-type="string">
            <text:p>Swamp Song</text:p>
          </table:table-cell>
          <table:table-cell table:style-name="ce11" office:value-type="string" calcext:value-type="string">
            <text:p>Undertow</text:p>
          </table:table-cell>
          <table:table-cell table:style-name="ce11" office:value-type="string" calcext:value-type="string">
            <text:p>4°</text:p>
          </table:table-cell>
          <table:table-cell table:style-name="ce11" office:value-type="string" calcext:value-type="string">
            <text:p>Flood</text:p>
          </table:table-cell>
          <table:table-cell table:style-name="ce13" office:value-type="string" calcext:value-type="string">
            <text:p>Disgustipated</text:p>
          </table:table-cell>
          <table:table-cell table:style-name="ce6" office:value-type="string" calcext:value-type="string">
            <text:p>Stinkfist</text:p>
          </table:table-cell>
          <table:table-cell table:style-name="ce11" office:value-type="string" calcext:value-type="string">
            <text:p>Eulogy</text:p>
          </table:table-cell>
          <table:table-cell table:style-name="ce11" office:value-type="string" calcext:value-type="string">
            <text:p>H</text:p>
          </table:table-cell>
          <table:table-cell table:style-name="ce11" office:value-type="string" calcext:value-type="string">
            <text:p>Forty Six &amp; 2</text:p>
          </table:table-cell>
          <table:table-cell table:style-name="ce11" office:value-type="string" calcext:value-type="string">
            <text:p>Hooker with a Penis</text:p>
          </table:table-cell>
          <table:table-cell table:style-name="ce11" office:value-type="string" calcext:value-type="string">
            <text:p>jimmy</text:p>
          </table:table-cell>
          <table:table-cell table:style-name="ce11" office:value-type="string" calcext:value-type="string">
            <text:p>Pushit</text:p>
          </table:table-cell>
          <table:table-cell table:style-name="ce11" office:value-type="string" calcext:value-type="string">
            <text:p>Ænema</text:p>
          </table:table-cell>
          <table:table-cell table:style-name="ce13" office:value-type="string" calcext:value-type="string">
            <text:p>Third Eye</text:p>
          </table:table-cell>
          <table:table-cell table:style-name="ce6" office:value-type="string" calcext:value-type="string">
            <text:p>Pushit (alt version)</text:p>
          </table:table-cell>
          <table:table-cell table:style-name="ce11" office:value-type="string" calcext:value-type="string">
            <text:p>You Lied</text:p>
          </table:table-cell>
          <table:table-cell table:style-name="ce11" office:value-type="string" calcext:value-type="string">
            <text:p>Merkaba</text:p>
          </table:table-cell>
          <table:table-cell table:style-name="ce13" office:value-type="string" calcext:value-type="string">
            <text:p>No Quarter</text:p>
          </table:table-cell>
          <table:table-cell table:style-name="ce6" office:value-type="string" calcext:value-type="string">
            <text:p>The Grudge</text:p>
          </table:table-cell>
          <table:table-cell table:style-name="ce11" office:value-type="string" calcext:value-type="string">
            <text:p>The Patient</text:p>
          </table:table-cell>
          <table:table-cell table:style-name="ce11" office:value-type="string" calcext:value-type="string">
            <text:p>Schism</text:p>
          </table:table-cell>
          <table:table-cell table:style-name="ce11" office:value-type="string" calcext:value-type="string">
            <text:p>Parabol</text:p>
          </table:table-cell>
          <table:table-cell table:style-name="ce11" office:value-type="string" calcext:value-type="string">
            <text:p>Parabola</text:p>
          </table:table-cell>
          <table:table-cell table:style-name="ce11" office:value-type="string" calcext:value-type="string">
            <text:p>Ticks &amp; Leeches</text:p>
          </table:table-cell>
          <table:table-cell table:style-name="ce11" office:value-type="string" calcext:value-type="string">
            <text:p>Lateralus</text:p>
          </table:table-cell>
          <table:table-cell table:style-name="ce11" office:value-type="string" calcext:value-type="string">
            <text:p>Disposition</text:p>
          </table:table-cell>
          <table:table-cell table:style-name="ce11" office:value-type="string" calcext:value-type="string">
            <text:p>Reflection</text:p>
          </table:table-cell>
          <table:table-cell table:style-name="ce13" office:value-type="string" calcext:value-type="string">
            <text:p>Triad</text:p>
          </table:table-cell>
          <table:table-cell table:style-name="ce6" office:value-type="string" calcext:value-type="string">
            <text:p>Vicarious</text:p>
          </table:table-cell>
          <table:table-cell table:style-name="ce11" office:value-type="string" calcext:value-type="string">
            <text:p>Jambi</text:p>
          </table:table-cell>
          <table:table-cell table:style-name="ce11" office:value-type="string" calcext:value-type="string">
            <text:p>Wings for Marie (Pt 1)</text:p>
          </table:table-cell>
          <table:table-cell table:style-name="ce11" office:value-type="string" calcext:value-type="string">
            <text:p>10,000 Days (Wings Pt 2)</text:p>
          </table:table-cell>
          <table:table-cell table:style-name="ce11" office:value-type="string" calcext:value-type="string">
            <text:p>The Pot</text:p>
          </table:table-cell>
          <table:table-cell table:style-name="ce11" office:value-type="string" calcext:value-type="string">
            <text:p>Lost Keys (Blame Hofmann)</text:p>
          </table:table-cell>
          <table:table-cell table:style-name="ce11" office:value-type="string" calcext:value-type="string">
            <text:p>Rosetta Stoned</text:p>
          </table:table-cell>
          <table:table-cell table:style-name="ce11" office:value-type="string" calcext:value-type="string">
            <text:p>Intension</text:p>
          </table:table-cell>
          <table:table-cell table:style-name="ce13" office:value-type="string" calcext:value-type="string">
            <text:p>Right in Two</text:p>
          </table:table-cell>
          <table:table-cell table:style-name="ce6" office:value-type="string" calcext:value-type="string">
            <text:p>Fear Inoculum</text:p>
          </table:table-cell>
          <table:table-cell table:style-name="ce11" office:value-type="string" calcext:value-type="string">
            <text:p>Pneuma</text:p>
          </table:table-cell>
          <table:table-cell table:style-name="ce11" office:value-type="string" calcext:value-type="string">
            <text:p>Invincible</text:p>
          </table:table-cell>
          <table:table-cell table:style-name="ce11" office:value-type="string" calcext:value-type="string">
            <text:p>Descending</text:p>
          </table:table-cell>
          <table:table-cell table:style-name="ce11" office:value-type="string" calcext:value-type="string">
            <text:p>Culling Voices</text:p>
          </table:table-cell>
          <table:table-cell table:style-name="ce11" office:value-type="string" calcext:value-type="string">
            <text:p>Chocolate Chip Trip</text:p>
          </table:table-cell>
          <table:table-cell table:style-name="ce13" office:value-type="string" calcext:value-type="string">
            <text:p>7empest</text:p>
          </table:table-cell>
          <table:table-cell table:style-name="ce16" table:number-columns-repeated="12"/>
          <table:table-cell table:number-columns-repeated="16315"/>
        </table:table-row>
        <table:table-row table:style-name="ro2" table:number-rows-repeated="3">
          <table:table-cell/>
          <table:table-cell table:style-name="ce3"/>
          <table:table-cell table:style-name="ce7"/>
          <table:table-cell table:style-name="ce12" table:number-columns-repeated="4"/>
          <table:table-cell table:style-name="ce14"/>
          <table:table-cell table:style-name="ce7"/>
          <table:table-cell table:style-name="ce12" table:number-columns-repeated="2"/>
          <table:table-cell table:style-name="ce15"/>
          <table:table-cell table:style-name="ce12" table:number-columns-repeated="5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2"/>
          <table:table-cell table:style-name="ce14"/>
          <table:table-cell table:style-name="ce7"/>
          <table:table-cell table:style-name="ce12" table:number-columns-repeated="8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5"/>
          <table:table-cell table:style-name="ce14"/>
          <table:table-cell table:number-columns-repeated="16327"/>
        </table:table-row>
        <table:table-row table:style-name="ro2">
          <table:table-cell/>
          <table:table-cell table:style-name="ce3"/>
          <table:table-cell table:style-name="ce7"/>
          <table:table-cell table:style-name="ce12" table:number-columns-repeated="4"/>
          <table:table-cell table:style-name="ce14"/>
          <table:table-cell table:style-name="ce7"/>
          <table:table-cell table:style-name="ce12" table:number-columns-repeated="8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2"/>
          <table:table-cell table:style-name="ce14"/>
          <table:table-cell table:style-name="ce7"/>
          <table:table-cell table:style-name="ce12" table:number-columns-repeated="8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5"/>
          <table:table-cell table:style-name="ce14"/>
          <table:table-cell table:number-columns-repeated="16327"/>
        </table:table-row>
        <table:table-row table:style-name="ro2">
          <table:table-cell/>
          <table:table-cell table:style-name="ce3"/>
          <table:table-cell table:style-name="ce7"/>
          <table:table-cell table:style-name="ce12" table:number-columns-repeated="4"/>
          <table:table-cell table:style-name="ce14"/>
          <table:table-cell table:style-name="ce7"/>
          <table:table-cell table:style-name="ce12" table:number-columns-repeated="2"/>
          <table:table-cell table:style-name="ce15"/>
          <table:table-cell table:style-name="ce12" table:number-columns-repeated="5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2"/>
          <table:table-cell table:style-name="ce14"/>
          <table:table-cell table:style-name="ce7"/>
          <table:table-cell table:style-name="ce12" table:number-columns-repeated="8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5"/>
          <table:table-cell table:style-name="ce14"/>
          <table:table-cell table:number-columns-repeated="16327"/>
        </table:table-row>
        <table:table-row table:style-name="ro2" table:number-rows-repeated="5">
          <table:table-cell/>
          <table:table-cell table:style-name="ce3"/>
          <table:table-cell table:style-name="ce7"/>
          <table:table-cell table:style-name="ce12" table:number-columns-repeated="4"/>
          <table:table-cell table:style-name="ce14"/>
          <table:table-cell table:style-name="ce7"/>
          <table:table-cell table:style-name="ce12" table:number-columns-repeated="2"/>
          <table:table-cell table:style-name="ce15"/>
          <table:table-cell table:style-name="ce12" table:number-columns-repeated="5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2"/>
          <table:table-cell table:style-name="ce14"/>
          <table:table-cell table:style-name="ce7"/>
          <table:table-cell table:style-name="ce12" table:number-columns-repeated="8"/>
          <table:table-cell table:style-name="ce14"/>
          <table:table-cell table:style-name="ce7"/>
          <table:table-cell table:style-name="ce12" table:number-columns-repeated="7"/>
          <table:table-cell table:style-name="ce14"/>
          <table:table-cell table:style-name="ce7"/>
          <table:table-cell table:style-name="ce12" table:number-columns-repeated="5"/>
          <table:table-cell table:style-name="ce14"/>
          <table:table-cell table:number-columns-repeated="16327"/>
        </table:table-row>
        <table:table-row table:style-name="ro4">
          <table:table-cell/>
          <table:table-cell table:style-name="ce4" office:value-type="string" calcext:value-type="string">
            <text:p>Percent of </text:p>
            <text:p>Album Seen Live</text:p>
          </table:table-cell>
          <table:table-cell table:style-name="ce8" table:formula="of:=IF(COUNTIF([.C4:.H13]; &quot;x&quot;) = 0; &quot;0%&quot;; (SUM(IF(FREQUENCY(IF([.C4:.H13]=&quot;x&quot;; COLUMN([.C4:.H13])-COLUMN([.C4])+1); COLUMN([.C4:.H13])-COLUMN([.C4])+1); 1))/6))" office:value-type="string" office:string-value="0%" calcext:value-type="string" table:number-columns-spanned="6" table:number-rows-spanned="1">
            <text:p>0%</text:p>
          </table:table-cell>
          <table:covered-table-cell table:number-columns-repeated="5" table:style-name="ce8"/>
          <table:table-cell table:style-name="ce8" table:formula="of:=IF(COUNTIF([.I4:.R13]; &quot;x&quot;) = 0; &quot;0%&quot;; (SUM(IF(FREQUENCY(IF([.I4:.R13]=&quot;x&quot;; COLUMN([.I4:.R13])-COLUMN([.I4])+1); COLUMN([.I4:.R13])-COLUMN([.I4])+1); 1))/10))" office:value-type="string" office:string-value="0%" calcext:value-type="string" table:number-columns-spanned="10" table:number-rows-spanned="1">
            <text:p>0%</text:p>
          </table:table-cell>
          <table:covered-table-cell table:number-columns-repeated="9" table:style-name="ce8"/>
          <table:table-cell table:style-name="ce8" table:formula="of:=IF(COUNTIF([.S4:.AA13]; &quot;x&quot;) = 0; &quot;0%&quot;; (SUM(IF(FREQUENCY(IF([.S4:.AA13]=&quot;x&quot;; COLUMN([.S4:.AA13])-COLUMN([.S4])+1); COLUMN([.S4:.AA13])-COLUMN([.S4])+1); 1))/9))" office:value-type="string" office:string-value="0%" calcext:value-type="string" table:number-columns-spanned="9" table:number-rows-spanned="1">
            <text:p>0%</text:p>
          </table:table-cell>
          <table:covered-table-cell table:number-columns-repeated="8" table:style-name="ce8"/>
          <table:table-cell table:style-name="ce8" table:formula="of:=IF(COUNTIF([.AB4:.AE13]; &quot;x&quot;) = 0; &quot;0%&quot;; (SUM(IF(FREQUENCY(IF([.AB4:.AE13]=&quot;x&quot;; COLUMN([.AB4:.AE13])-COLUMN([.AB4])+1); COLUMN([.AB4:.AE13])-COLUMN([.AB4])+1); 1))/4))" office:value-type="string" office:string-value="0%" calcext:value-type="string" table:number-columns-spanned="4" table:number-rows-spanned="1">
            <text:p>0%</text:p>
          </table:table-cell>
          <table:covered-table-cell table:number-columns-repeated="3" table:style-name="ce8"/>
          <table:table-cell table:style-name="ce8" table:formula="of:=IF(COUNTIF([.AF4:.AO13]; &quot;x&quot;) = 0; &quot;0%&quot;; (SUM(IF(FREQUENCY(IF([.AF4:.AO13]=&quot;x&quot;; COLUMN([.AF4:.AO13])-COLUMN([.AF4])+1); COLUMN([.AF4:.AO13])-COLUMN([.AF4])+1); 1))/10))" office:value-type="string" office:string-value="0%" calcext:value-type="string" table:number-columns-spanned="10" table:number-rows-spanned="1">
            <text:p>0%</text:p>
          </table:table-cell>
          <table:covered-table-cell table:number-columns-repeated="9" table:style-name="ce8"/>
          <table:table-cell table:style-name="ce8" table:formula="of:=IF(COUNTIF([.AP4:.AX13]; &quot;x&quot;) = 0; &quot;0%&quot;; (SUM(IF(FREQUENCY(IF([.AP4:.AX13]=&quot;x&quot;; COLUMN([.AP4:.AX13])-COLUMN([.AP4])+1); COLUMN([.AP4:.AX13])-COLUMN([.AP4])+1); 1))/9))" office:value-type="string" office:string-value="0%" calcext:value-type="string" table:number-columns-spanned="9" table:number-rows-spanned="1">
            <text:p>0%</text:p>
          </table:table-cell>
          <table:covered-table-cell table:number-columns-repeated="8" table:style-name="ce8"/>
          <table:table-cell table:style-name="ce8" table:formula="of:=IF(COUNTIF([.AY4:.BE13]; &quot;x&quot;) = 0; &quot;0%&quot;; (SUM(IF(FREQUENCY(IF([.AY4:.BE13]=&quot;x&quot;; COLUMN([.AY4:.BE13])-COLUMN([.AY4])+1); COLUMN([.AY4:.BE13])-COLUMN([.AY4])+1); 1))/7))" office:value-type="string" office:string-value="0%" calcext:value-type="string" table:number-columns-spanned="7" table:number-rows-spanned="1">
            <text:p>0%</text:p>
          </table:table-cell>
          <table:covered-table-cell table:number-columns-repeated="6" table:style-name="ce8"/>
          <table:table-cell table:number-columns-repeated="16327"/>
        </table:table-row>
        <table:table-row table:style-name="ro5">
          <table:table-cell/>
          <table:table-cell table:style-name="ce4" office:value-type="string" calcext:value-type="string">
            <text:p>Total Songs Seen Live</text:p>
          </table:table-cell>
          <table:table-cell table:style-name="ce9" table:formula="of:=IF(COUNTIF([.C4:.BE13]; &quot;x&quot;) = 0; &quot;0 of 55&quot;; (SUM(IF(FREQUENCY(IF([.C4:.BE13] = &quot;x&quot;; COLUMN([.C4:.BE13]) - COLUMN([.C4]) + 1); IF([.C4:.BE13] = &quot;x&quot;; COLUMN([.C4:.BE13]) - COLUMN([.C4]) + 1)); 1)) &amp; &quot; of 55&quot;))" office:value-type="string" office:string-value="0 of 55" calcext:value-type="string" table:number-columns-spanned="55" table:number-rows-spanned="1">
            <text:p>0 of 55</text:p>
          </table:table-cell>
          <table:covered-table-cell table:number-columns-repeated="54" table:style-name="ce9"/>
          <table:table-cell table:number-columns-repeated="16327"/>
        </table:table-row>
        <table:table-row table:style-name="ro6">
          <table:table-cell/>
          <table:table-cell table:style-name="ce4" office:value-type="string" calcext:value-type="string">
            <text:p>Percent of </text:p>
            <text:p>All Songs Seen Live</text:p>
          </table:table-cell>
          <table:table-cell table:style-name="ce10" table:formula="of:=IF(COUNTIF([.C4:.BE13]; &quot;x&quot;) = 0; &quot;0%&quot;; (ROUNDUP(SUM(IF(FREQUENCY(IF([.C4:.BE13] = &quot;x&quot;; COLUMN([.C4:.BE13]) - COLUMN([.C4]) + 1); IF([.C4:.BE13] = &quot;x&quot;; COLUMN([.C4:.BE13]) - COLUMN([.C4]) + 1)); 1)) / 55 * 100; 0) &amp; &quot;%&quot;))" office:value-type="string" office:string-value="0%" calcext:value-type="string" table:number-columns-spanned="55" table:number-rows-spanned="1">
            <text:p>0%</text:p>
          </table:table-cell>
          <table:covered-table-cell table:number-columns-repeated="54" table:style-name="ce10"/>
          <table:table-cell table:number-columns-repeated="16327"/>
        </table:table-row>
        <table:table-row table:style-name="ro7" table:number-rows-repeated="1048559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9:22:23</meta:creation-date>
    <meta:initial-creator>Heath, Jeremy</meta:initial-creator>
    <dc:language>en-US</dc:language>
    <dc:date>2023-10-31T23:32:56</dc:date>
    <meta:editing-cycles>5</meta:editing-cycles>
    <meta:editing-duration>PT45M</meta:editing-duration>
    <meta:generator>LibreOffice/7.4.7.2$Linux_X86_64 LibreOffice_project/40$Build-2</meta:generator>
    <meta:document-statistic meta:table-count="1" meta:cell-count="75" meta:object-count="0"/>
    <meta:user-defined meta:name="AppVersion">15.0000</meta:user-defined>
  </office:meta>
</office:document-meta>
</file>